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ec9e" officeooo:paragraph-rsid="001dec9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dec9e" officeooo:paragraph-rsid="001dec9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a magisterska</text:p>
      <text:p text:style-name="P1">Wstęp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2:15:56.703913104</meta:creation-date>
    <dc:date>2017-11-18T12:16:35.874239547</dc:date>
    <meta:editing-duration>PT40S</meta:editing-duration>
    <meta:editing-cycles>1</meta:editing-cycles>
    <meta:document-statistic meta:table-count="0" meta:image-count="0" meta:object-count="0" meta:page-count="1" meta:paragraph-count="2" meta:word-count="3" meta:character-count="22" meta:non-whitespace-character-count="21"/>
    <meta:generator>LibreOffice/5.1.4.2$Linux_X86_64 LibreOffice_project/10m0$Build-2</meta:generator>
  </office:meta>
</office:document-meta>
</file>